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12CFC6FFE96EA9B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1" svg:font-family="Arial, sans-serif"/>
    <style:font-face style:name="Helvetica Neue" svg:font-family="'Helvetica Neue', Helvetica, Arial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113cm" fo:margin-left="0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227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1a5680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text-properties officeooo:paragraph-rsid="001a5680"/>
    </style:style>
    <style:style style:name="P16" style:family="paragraph" style:parent-style-name="Table_20_Contents">
      <style:text-properties officeooo:rsid="001d9b1c" officeooo:paragraph-rsid="001d9b1c"/>
    </style:style>
    <style:style style:name="P17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8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1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25b59f"/>
    </style:style>
    <style:style style:name="P20" style:family="paragraph" style:parent-style-name="Table_20_Contents">
      <style:text-properties officeooo:paragraph-rsid="002b3d8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236319" fo:background-color="transparent" loext:char-shading-value="0"/>
    </style:style>
    <style:style style:name="T10" style:family="text">
      <style:text-properties officeooo:rsid="001d9b1c" fo:background-color="transparent" loext:char-shading-value="0"/>
    </style:style>
    <style:style style:name="T11" style:family="text">
      <style:text-properties officeooo:rsid="001a5680"/>
    </style:style>
    <style:style style:name="T12" style:family="text">
      <style:text-properties officeooo:rsid="001d9b1c"/>
    </style:style>
    <style:style style:name="T13" style:family="text">
      <style:text-properties officeooo:rsid="0020bdf1"/>
    </style:style>
    <style:style style:name="T14" style:family="text">
      <style:text-properties officeooo:rsid="00236319"/>
    </style:style>
    <style:style style:name="T15" style:family="text">
      <style:text-properties fo:font-variant="normal" fo:text-transform="none" fo:color="#333333" style:font-name="Lucida Grande" fo:font-size="9.75pt" fo:letter-spacing="normal" fo:font-style="normal" fo:font-weight="normal"/>
    </style:style>
    <style:style style:name="T16" style:family="text">
      <style:text-properties fo:font-variant="normal" fo:text-transform="none" fo:color="#333333" style:font-name="Verdana" fo:font-size="8.25pt" fo:letter-spacing="normal" fo:font-style="normal" fo:font-weight="bold"/>
    </style:style>
    <style:style style:name="T17" style:family="text">
      <style:text-properties fo:font-variant="normal" fo:text-transform="none" fo:color="#333333" fo:letter-spacing="normal"/>
    </style:style>
    <style:style style:name="T18" style:family="text">
      <style:text-properties fo:font-variant="normal" fo:text-transform="none" fo:color="#4b4f56" style:font-name="Helvetica Neue" fo:font-size="9pt" fo:letter-spacing="normal" fo:font-style="normal" fo:font-weight="normal"/>
    </style:style>
    <style:style style:name="T19" style:family="text">
      <style:text-properties officeooo:rsid="00269f40"/>
    </style:style>
    <style:style style:name="T20" style:family="text">
      <style:text-properties officeooo:rsid="002b3d82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8">sp. zn. </text:span>#4556</text:p>
      <text:p text:style-name="P17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4"><text:span text:style-name="T3">Česká pirátská strana, </text:span>organizační složka: <text:span text:style-name="T12">Personální odbor</text:span></text:p>
            <text:p text:style-name="P14">z<text:span text:style-name="T11">a</text:span>st<text:span text:style-name="T11">o</text:span>up<text:span text:style-name="T11">ena</text:span>: <text:span text:style-name="T14">Janem Novákem</text:span>, <text:tab/>e-mail: <text:span text:style-name="T14">jan.novak@pirati.cz</text:span></text:p>
            <text:p text:style-name="P14">kontakt: <text:span text:style-name="T13">Barbora Hradečná <text:s text:c="4"/></text:span>e-mail: <text:span text:style-name="T13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20">Jméno: <text:span text:style-name="T17"> </text:span>Bc. Daniel Lebduška </text:p>
            <text:p text:style-name="P20">Ičo: 02361981 <text:s text:c="6"/><text:span text:style-name="T20">sídlo</text:span>: Čáslavská 427, 537 01, Chrudim - Chrudim IV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6">Krajský koordinátor dobrovolníků pro <text:span text:style-name="T20">Pardubický kraj</text:span></text:p>
            <text:p text:style-name="P1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12">20</text:span>h <text:span text:style-name="T12">týdně </text:span>(slovy: <text:span text:style-name="T12">dvacet</text:span>hodin)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15"><text:span text:style-name="T14">Příkazní smlouva</text:span><text:tab/><text:tab/><text:tab/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Table_20_Contents"><text:span text:style-name="T12"><text:s/>9 000 – 14000 </text:span>Kč (slovy: <text:span text:style-name="T12">devět až čtrnáct tisíc korun </text:span>českých) 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<text:s/><text:span text:style-name="T14">Od 01-02-2017 </text:span>na dobu neurčitou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2">Praze</text:span> dne <text:span text:style-name="T14">01-02-2017</text:span></text:p>
      <text:p text:style-name="P6">Za zadavatele: <text:tab/><text:tab/><text:tab/>Za dodavatele: </text:p>
      <text:p text:style-name="P19"><text:span text:style-name="T9">Jan Novák</text:span><text:span text:style-name="T10"><text:tab/><text:tab/><text:tab/></text:span><text:span text:style-name="T17"> </text:span>Bc. Daniel Lebduška</text:p>
      <text:p text:style-name="P7"/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1" svg:font-family="Arial, sans-serif"/>
    <style:font-face style:name="Helvetica Neue" svg:font-family="'Helvetica Neue', Helvetica, Arial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12CFC6FFE96EA9B3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2-08T13:57:38.264929241</dc:date>
    <meta:editing-cycles>106</meta:editing-cycles>
    <meta:editing-duration>P24DT13H19M32S</meta:editing-duration>
    <meta:generator>LibreOffice/5.1.4.2$Linux_X86_64 LibreOffice_project/10m0$Build-2</meta:generator>
    <meta:printed-by>Vladislav Tobias Esner</meta:printed-by>
    <meta:print-date>2016-06-14T18:51:16.609667346</meta:print-date>
    <dc:creator>Vladislav Tobias Esner</dc:creator>
    <meta:document-statistic meta:table-count="1" meta:image-count="1" meta:object-count="0" meta:page-count="1" meta:paragraph-count="32" meta:word-count="171" meta:character-count="1286" meta:non-whitespace-character-count="1113"/>
    <meta:user-defined meta:name="Informace 1"/>
    <meta:user-defined meta:name="Informace 2"/>
    <meta:user-defined meta:name="Informace 3"/>
    <meta:user-defined meta:name="Informace 4"/>
  </office:meta>
</office:document-meta>
</file>